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WritingTransformer.deleteSource(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ourceWriting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Writing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WritingTransformer.reportResult( String localSerializer , String tagname , String message , String target , String result , String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urceWritingTransformer.endTransformingElement( String uri , String name , String raw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0">
            <text:p text:style-name="Table_20_Contents">20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SourceWritingTransformer.SourceWriting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WritingTransformer.new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WritingTransformer.startTransformingElement( String uri , String name , String raw , Attributes attr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1">
            <text:p text:style-name="Table_20_Contents">3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ourceWritingTransformer.insertFragment( String systemID , String path , DocumentFragment fragment , String replacePath , boolean create , boolean overwrite , String reinsertPath , String localSerializer , String tagname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80">
            <text:p text:style-name="Table_20_Contents">180</text:p>
          </table:table-cell>
        </table:table-row>
        <table:table-row>
          <table:table-cell office:value-type="string">
            <text:p text:style-name="Table_20_Contents">SourceWriting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WritingTransform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